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7.7pt"/>
    </style:style>
    <style:style style:name="co2" style:family="table-column">
      <style:table-column-properties fo:break-before="auto" style:column-width="30.05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35.21pt"/>
    </style:style>
    <style:style style:name="co5" style:family="table-column">
      <style:table-column-properties fo:break-before="auto" style:column-width="27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style:font-size-asian="7pt" style:font-size-complex="7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bined_1" table:style-name="ta1">
        <table:shapes>
          <draw:frame draw:z-index="0" draw:style-name="gr1" draw:text-style-name="P1" svg:width="1058.17pt" svg:height="255.09pt" svg:x="554.6pt" svg:y="301.72pt">
            <draw:object draw:notify-on-update-of-ranges="combined_1.A1:combined_1.A1 combined_1.A2:combined_1.A65 combined_1.D1:combined_1.D1 combined_1.D2:combined_1.D65 combined_1.J1:combined_1.J1 combined_1.J2:combined_1.J65 combined_1.P1:combined_1.P1 combined_1.P2:combined_1.P65 combined_1.V1:combined_1.V1 combined_1.V2:combined_1.V65 combined_1.AB1:combined_1.AB1 combined_1.AB2:combined_1.AB65 combined_1.AH1:combined_1.AH1 combined_1.AH2:combined_1.AH65 combined_1.AN1:combined_1.AN1 combined_1.AN2:combined_1.AN65 combined_1.AT1:combined_1.AT1 combined_1.AT2:combined_1.AT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47.97pt" svg:height="255.09pt" svg:x="558.31pt" svg:y="558.62pt">
            <draw:object draw:notify-on-update-of-ranges="combined_1.A1:combined_1.A1 combined_1.A2:combined_1.A65 combined_1.G1:combined_1.G1 combined_1.G2:combined_1.G65 combined_1.M1:combined_1.M1 combined_1.M2:combined_1.M65 combined_1.S1:combined_1.S1 combined_1.S2:combined_1.S65 combined_1.Y1:combined_1.Y1 combined_1.Y2:combined_1.Y65 combined_1.AE1:combined_1.AE1 combined_1.AE2:combined_1.AE65 combined_1.AK1:combined_1.AK1 combined_1.AK2:combined_1.AK65 combined_1.AQ1:combined_1.AQ1 combined_1.AQ2:combined_1.AQ65 combined_1.AW1:combined_1.AW1 combined_1.AW2:combined_1.AW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6" table:number-columns-repeated="975" table:default-cell-style-name="Default"/>
        <table:table-row table:style-name="ro1">
          <table:table-cell table:style-name="ce1" office:value-type="string" calcext:value-type="string">
            <text:p>Addr</text:p>
          </table:table-cell>
          <table:table-cell table:style-name="ce1" office:value-type="string" calcext:value-type="string">
            <text:p><text:s/>hmin0</text:p>
          </table:table-cell>
          <table:table-cell table:style-name="ce1" office:value-type="string" calcext:value-type="string">
            <text:p><text:s/>hmax0</text:p>
          </table:table-cell>
          <table:table-cell table:style-name="ce1" office:value-type="string" calcext:value-type="string">
            <text:p><text:s/>hmed0</text:p>
          </table:table-cell>
          <table:table-cell table:style-name="ce1" office:value-type="string" calcext:value-type="string">
            <text:p><text:s/>mmin0</text:p>
          </table:table-cell>
          <table:table-cell table:style-name="ce1" office:value-type="string" calcext:value-type="string">
            <text:p><text:s/>mmax0</text:p>
          </table:table-cell>
          <table:table-cell table:style-name="ce1" office:value-type="string" calcext:value-type="string">
            <text:p><text:s/>mmed0</text:p>
          </table:table-cell>
          <table:table-cell table:style-name="ce1" office:value-type="string" calcext:value-type="string">
            <text:p>hmin1</text:p>
          </table:table-cell>
          <table:table-cell table:style-name="ce1" office:value-type="string" calcext:value-type="string">
            <text:p><text:s/>hmax1</text:p>
          </table:table-cell>
          <table:table-cell table:style-name="ce1" office:value-type="string" calcext:value-type="string">
            <text:p><text:s/>hmed1</text:p>
          </table:table-cell>
          <table:table-cell table:style-name="ce1" office:value-type="string" calcext:value-type="string">
            <text:p><text:s/>mmin1</text:p>
          </table:table-cell>
          <table:table-cell table:style-name="ce1" office:value-type="string" calcext:value-type="string">
            <text:p><text:s/>mmax1</text:p>
          </table:table-cell>
          <table:table-cell table:style-name="ce1" office:value-type="string" calcext:value-type="string">
            <text:p><text:s/>mmed1</text:p>
          </table:table-cell>
          <table:table-cell table:style-name="ce1" office:value-type="string" calcext:value-type="string">
            <text:p>hmin2</text:p>
          </table:table-cell>
          <table:table-cell table:style-name="ce1" office:value-type="string" calcext:value-type="string">
            <text:p><text:s/>hmax2</text:p>
          </table:table-cell>
          <table:table-cell table:style-name="ce1" office:value-type="string" calcext:value-type="string">
            <text:p><text:s/>hmed2</text:p>
          </table:table-cell>
          <table:table-cell table:style-name="ce1" office:value-type="string" calcext:value-type="string">
            <text:p><text:s/>mmin2</text:p>
          </table:table-cell>
          <table:table-cell table:style-name="ce1" office:value-type="string" calcext:value-type="string">
            <text:p><text:s/>mmax2</text:p>
          </table:table-cell>
          <table:table-cell table:style-name="ce1" office:value-type="string" calcext:value-type="string">
            <text:p><text:s/>mmed2</text:p>
          </table:table-cell>
          <table:table-cell table:style-name="ce1" office:value-type="string" calcext:value-type="string">
            <text:p>hmin3</text:p>
          </table:table-cell>
          <table:table-cell table:style-name="ce1" office:value-type="string" calcext:value-type="string">
            <text:p><text:s/>hmax3</text:p>
          </table:table-cell>
          <table:table-cell table:style-name="ce1" office:value-type="string" calcext:value-type="string">
            <text:p><text:s/>hmed3</text:p>
          </table:table-cell>
          <table:table-cell table:style-name="ce1" office:value-type="string" calcext:value-type="string">
            <text:p><text:s/>mmin3</text:p>
          </table:table-cell>
          <table:table-cell table:style-name="ce1" office:value-type="string" calcext:value-type="string">
            <text:p><text:s/>mmax3</text:p>
          </table:table-cell>
          <table:table-cell table:style-name="ce1" office:value-type="string" calcext:value-type="string">
            <text:p><text:s/>mmed3</text:p>
          </table:table-cell>
          <table:table-cell table:style-name="ce1" office:value-type="string" calcext:value-type="string">
            <text:p>hmin4</text:p>
          </table:table-cell>
          <table:table-cell table:style-name="ce1" office:value-type="string" calcext:value-type="string">
            <text:p><text:s/>hmax4</text:p>
          </table:table-cell>
          <table:table-cell table:style-name="ce1" office:value-type="string" calcext:value-type="string">
            <text:p><text:s/>hmed4</text:p>
          </table:table-cell>
          <table:table-cell table:style-name="ce1" office:value-type="string" calcext:value-type="string">
            <text:p><text:s/>mmin4</text:p>
          </table:table-cell>
          <table:table-cell table:style-name="ce1" office:value-type="string" calcext:value-type="string">
            <text:p><text:s/>mmax4</text:p>
          </table:table-cell>
          <table:table-cell table:style-name="ce1" office:value-type="string" calcext:value-type="string">
            <text:p><text:s/>mmed4</text:p>
          </table:table-cell>
          <table:table-cell table:style-name="ce1" office:value-type="string" calcext:value-type="string">
            <text:p>hmin5</text:p>
          </table:table-cell>
          <table:table-cell table:style-name="ce1" office:value-type="string" calcext:value-type="string">
            <text:p><text:s/>hmax5</text:p>
          </table:table-cell>
          <table:table-cell table:style-name="ce1" office:value-type="string" calcext:value-type="string">
            <text:p><text:s/>hmed5</text:p>
          </table:table-cell>
          <table:table-cell table:style-name="ce1" office:value-type="string" calcext:value-type="string">
            <text:p><text:s/>mmin5</text:p>
          </table:table-cell>
          <table:table-cell table:style-name="ce1" office:value-type="string" calcext:value-type="string">
            <text:p><text:s/>mmax5</text:p>
          </table:table-cell>
          <table:table-cell table:style-name="ce1" office:value-type="string" calcext:value-type="string">
            <text:p><text:s/>mmed5</text:p>
          </table:table-cell>
          <table:table-cell table:style-name="ce1" office:value-type="string" calcext:value-type="string">
            <text:p>hmin6</text:p>
          </table:table-cell>
          <table:table-cell table:style-name="ce1" office:value-type="string" calcext:value-type="string">
            <text:p><text:s/>hmax6</text:p>
          </table:table-cell>
          <table:table-cell table:style-name="ce1" office:value-type="string" calcext:value-type="string">
            <text:p><text:s/>hmed6</text:p>
          </table:table-cell>
          <table:table-cell table:style-name="ce1" office:value-type="string" calcext:value-type="string">
            <text:p><text:s/>mmin6</text:p>
          </table:table-cell>
          <table:table-cell table:style-name="ce1" office:value-type="string" calcext:value-type="string">
            <text:p><text:s/>mmax6</text:p>
          </table:table-cell>
          <table:table-cell table:style-name="ce1" office:value-type="string" calcext:value-type="string">
            <text:p><text:s/>mmed6</text:p>
          </table:table-cell>
          <table:table-cell table:style-name="ce1" office:value-type="string" calcext:value-type="string">
            <text:p>hmin7</text:p>
          </table:table-cell>
          <table:table-cell table:style-name="ce1" office:value-type="string" calcext:value-type="string">
            <text:p><text:s/>hmax7</text:p>
          </table:table-cell>
          <table:table-cell table:style-name="ce1" office:value-type="string" calcext:value-type="string">
            <text:p><text:s/>hmed7</text:p>
          </table:table-cell>
          <table:table-cell table:style-name="ce1" office:value-type="string" calcext:value-type="string">
            <text:p><text:s/>mmin7</text:p>
          </table:table-cell>
          <table:table-cell table:style-name="ce1" office:value-type="string" calcext:value-type="string">
            <text:p><text:s/>mmax7</text:p>
          </table:table-cell>
          <table:table-cell table:style-name="ce1" office:value-type="string" calcext:value-type="string">
            <text:p><text:s/>mmed7</text:p>
          </table:table-cell>
          <table:table-cell table:style-name="ce1" table:number-columns-repeated="975"/>
        </table:table-row>
        <table:table-row table:style-name="ro1">
          <table:table-cell office:value-type="string" calcext:value-type="string">
            <text:p>0x7f323a600000</text:p>
          </table:table-cell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040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080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0c0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100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140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180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1c0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273" calcext:value-type="float">
            <text:p>273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200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240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280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2c0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300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34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380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3c0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400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44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480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4c0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500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54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580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5c0</text:p>
          </table:table-cell>
          <table:table-cell office:value-type="float" office:value="91" calcext:value-type="float">
            <text:p>91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600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64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68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6c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700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740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780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7c0</text:p>
          </table:table-cell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800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840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880</text:p>
          </table:table-cell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8c0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900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940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980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9c0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a00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a40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a80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ac0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b00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b40</text:p>
          </table:table-cell>
          <table:table-cell office:value-type="float" office:value="94" calcext:value-type="float">
            <text:p>94</text:p>
          </table:table-cell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b80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bc0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c00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c40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c80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cc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d00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d4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d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dc0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e00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e4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e80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124" calcext:value-type="float">
            <text:p>12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ec0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f00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f40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f80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154" calcext:value-type="float">
            <text:p>154</text:p>
          </table:table-cell>
          <table:table-cell office:value-type="float" office:value="87" calcext:value-type="float">
            <text:p>87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0x7f323a600fc0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9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9T14:54:03.036524536</dc:date>
    <meta:editing-duration>PT8M14S</meta:editing-duration>
    <meta:editing-cycles>1</meta:editing-cycles>
    <meta:document-statistic meta:table-count="1" meta:cell-count="3185" meta:object-count="2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0" chart:maximum="1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7.331cm" svg:height="9cm" xlink:href=".." xlink:type="simple" chart:class="chart:line" chart:style-name="ch1">
        <chart:legend chart:legend-position="end" svg:x="34.849cm" svg:y="2.458cm" style:legend-expansion="high" chart:style-name="ch2"/>
        <chart:plot-area chart:style-name="ch3" table:cell-range-address="combined_1.A1:combined_1.A65 combined_1.D1:combined_1.D65 combined_1.J1:combined_1.J65 combined_1.P1:combined_1.P65 combined_1.V1:combined_1.V65 combined_1.AB1:combined_1.AB65 combined_1.AH1:combined_1.AH65 combined_1.AN1:combined_1.AN65 combined_1.AT1:combined_1.AT65" chart:data-source-has-labels="both" svg:x="0.746cm" svg:y="0.18cm" svg:width="33.357cm" svg:height="8.64cm">
          <chartooo:coordinate-region svg:x="2.666cm" svg:y="0.18cm" svg:width="31.437cm" svg:height="6.133cm"/>
          <chart:axis chart:dimension="x" chart:name="primary-x" chart:style-name="ch4" chartooo:axis-type="auto">
            <chartooo:date-scale/>
            <chart:categories table:cell-range-address="combined_1.A2:combined_1.A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bined_1.D2:combined_1.D65" chart:label-cell-address="combined_1.D1:combined_1.D1" chart:class="chart:line">
            <chart:data-point chart:repeated="64"/>
          </chart:series>
          <chart:series chart:style-name="ch8" chart:values-cell-range-address="combined_1.J2:combined_1.J65" chart:label-cell-address="combined_1.J1:combined_1.J1" chart:class="chart:line">
            <chart:data-point chart:repeated="64"/>
          </chart:series>
          <chart:series chart:style-name="ch9" chart:values-cell-range-address="combined_1.P2:combined_1.P65" chart:label-cell-address="combined_1.P1:combined_1.P1" chart:class="chart:line">
            <chart:data-point chart:repeated="64"/>
          </chart:series>
          <chart:series chart:style-name="ch10" chart:values-cell-range-address="combined_1.V2:combined_1.V65" chart:label-cell-address="combined_1.V1:combined_1.V1" chart:class="chart:line">
            <chart:data-point chart:repeated="64"/>
          </chart:series>
          <chart:series chart:style-name="ch11" chart:values-cell-range-address="combined_1.AB2:combined_1.AB65" chart:label-cell-address="combined_1.AB1:combined_1.AB1" chart:class="chart:line">
            <chart:data-point chart:repeated="64"/>
          </chart:series>
          <chart:series chart:style-name="ch12" chart:values-cell-range-address="combined_1.AH2:combined_1.AH65" chart:label-cell-address="combined_1.AH1:combined_1.AH1" chart:class="chart:line">
            <chart:data-point chart:repeated="64"/>
          </chart:series>
          <chart:series chart:style-name="ch13" chart:values-cell-range-address="combined_1.AN2:combined_1.AN65" chart:label-cell-address="combined_1.AN1:combined_1.AN1" chart:class="chart:line">
            <chart:data-point chart:repeated="64"/>
          </chart:series>
          <chart:series chart:style-name="ch14" chart:values-cell-range-address="combined_1.AT2:combined_1.AT65" chart:label-cell-address="combined_1.AT1:combined_1.AT1" chart:class="chart:line">
            <chart:data-point chart:repeated="6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hmed0</text:p>
                <draw:g>
                  <svg:desc>combined_1.D1:combined_1.D1</svg:desc>
                </draw:g>
              </table:table-cell>
              <table:table-cell office:value-type="string">
                <text:p> hmed1</text:p>
                <draw:g>
                  <svg:desc>combined_1.J1:combined_1.J1</svg:desc>
                </draw:g>
              </table:table-cell>
              <table:table-cell office:value-type="string">
                <text:p> hmed2</text:p>
                <draw:g>
                  <svg:desc>combined_1.P1:combined_1.P1</svg:desc>
                </draw:g>
              </table:table-cell>
              <table:table-cell office:value-type="string">
                <text:p> hmed3</text:p>
                <draw:g>
                  <svg:desc>combined_1.V1:combined_1.V1</svg:desc>
                </draw:g>
              </table:table-cell>
              <table:table-cell office:value-type="string">
                <text:p> hmed4</text:p>
                <draw:g>
                  <svg:desc>combined_1.AB1:combined_1.AB1</svg:desc>
                </draw:g>
              </table:table-cell>
              <table:table-cell office:value-type="string">
                <text:p> hmed5</text:p>
                <draw:g>
                  <svg:desc>combined_1.AH1:combined_1.AH1</svg:desc>
                </draw:g>
              </table:table-cell>
              <table:table-cell office:value-type="string">
                <text:p> hmed6</text:p>
                <draw:g>
                  <svg:desc>combined_1.AN1:combined_1.AN1</svg:desc>
                </draw:g>
              </table:table-cell>
              <table:table-cell office:value-type="string">
                <text:p> hmed7</text:p>
                <draw:g>
                  <svg:desc>combined_1.AT1:combined_1.A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x7f323a600000</text:p>
                <draw:g>
                  <svg:desc>combined_1.A2:combined_1.A65</svg:desc>
                </draw:g>
              </table:table-cell>
              <table:table-cell office:value-type="float" office:value="101">
                <text:p>101</text:p>
                <draw:g>
                  <svg:desc>combined_1.D2:combined_1.D65</svg:desc>
                </draw:g>
              </table:table-cell>
              <table:table-cell office:value-type="float" office:value="88">
                <text:p>88</text:p>
                <draw:g>
                  <svg:desc>combined_1.J2:combined_1.J65</svg:desc>
                </draw:g>
              </table:table-cell>
              <table:table-cell office:value-type="float" office:value="98">
                <text:p>98</text:p>
                <draw:g>
                  <svg:desc>combined_1.P2:combined_1.P65</svg:desc>
                </draw:g>
              </table:table-cell>
              <table:table-cell office:value-type="float" office:value="99">
                <text:p>99</text:p>
                <draw:g>
                  <svg:desc>combined_1.V2:combined_1.V65</svg:desc>
                </draw:g>
              </table:table-cell>
              <table:table-cell office:value-type="float" office:value="99">
                <text:p>99</text:p>
                <draw:g>
                  <svg:desc>combined_1.AB2:combined_1.AB65</svg:desc>
                </draw:g>
              </table:table-cell>
              <table:table-cell office:value-type="float" office:value="91">
                <text:p>91</text:p>
                <draw:g>
                  <svg:desc>combined_1.AH2:combined_1.AH65</svg:desc>
                </draw:g>
              </table:table-cell>
              <table:table-cell office:value-type="float" office:value="95">
                <text:p>95</text:p>
                <draw:g>
                  <svg:desc>combined_1.AN2:combined_1.AN65</svg:desc>
                </draw:g>
              </table:table-cell>
              <table:table-cell office:value-type="float" office:value="99">
                <text:p>99</text:p>
                <draw:g>
                  <svg:desc>combined_1.AT2:combined_1.AT65</svg:desc>
                </draw:g>
              </table:table-cell>
            </table:table-row>
            <table:table-row>
              <table:table-cell office:value-type="string">
                <text:p>0x7f323a600040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x7f323a600080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x7f323a6000c0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x7f323a600100</text:p>
              </table:table-cell>
              <table:table-cell office:value-type="float" office:value="98">
                <text:p>98</text:p>
              </table:table-cell>
              <table:table-cell office:value-type="float" office:value="87">
                <text:p>87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  <table:table-cell office:value-type="float" office:value="99">
                <text:p>99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0x7f323a600140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101">
                <text:p>101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x7f323a600180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x7f323a6001c0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88">
                <text:p>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x7f323a600200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x7f323a600240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x7f323a600280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98">
                <text:p>98</text:p>
              </table:table-cell>
              <table:table-cell office:value-type="float" office:value="94">
                <text:p>94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x7f323a6002c0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x7f323a600300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0x7f323a60034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x7f323a600380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x7f323a6003c0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x7f323a600400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x7f323a600440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87">
                <text:p>87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x7f323a600480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x7f323a6004c0</text:p>
              </table:table-cell>
              <table:table-cell office:value-type="float" office:value="97">
                <text:p>97</text:p>
              </table:table-cell>
              <table:table-cell office:value-type="float" office:value="93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x7f323a600500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x7f323a600540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0x7f323a600580</text:p>
              </table:table-cell>
              <table:table-cell office:value-type="float" office:value="98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x7f323a6005c0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x7f323a600600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x7f323a600640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88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x7f323a600680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6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x7f323a6006c0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85">
                <text:p>85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x7f323a600700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x7f323a600740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x7f323a600780</text:p>
              </table:table-cell>
              <table:table-cell office:value-type="float" office:value="102">
                <text:p>102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88">
                <text:p>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x7f323a6007c0</text:p>
              </table:table-cell>
              <table:table-cell office:value-type="float" office:value="102">
                <text:p>102</text:p>
              </table:table-cell>
              <table:table-cell office:value-type="float" office:value="93">
                <text:p>93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x7f323a600800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x7f323a600840</text:p>
              </table:table-cell>
              <table:table-cell office:value-type="float" office:value="103">
                <text:p>103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x7f323a600880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102">
                <text:p>102</text:p>
              </table:table-cell>
              <table:table-cell office:value-type="float" office:value="87">
                <text:p>87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x7f323a6008c0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x7f323a600900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x7f323a600940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x7f323a600980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0x7f323a6009c0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x7f323a600a00</text:p>
              </table:table-cell>
              <table:table-cell office:value-type="float" office:value="97">
                <text:p>97</text:p>
              </table:table-cell>
              <table:table-cell office:value-type="float" office:value="93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x7f323a600a40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x7f323a600a80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x7f323a600ac0</text:p>
              </table:table-cell>
              <table:table-cell office:value-type="float" office:value="86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x7f323a600b00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x7f323a600b40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88">
                <text:p>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x7f323a600b80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0x7f323a600bc0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x7f323a600c00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x7f323a600c40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x7f323a600c80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x7f323a600cc0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x7f323a600d00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88">
                <text:p>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x7f323a600d40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x7f323a600d8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x7f323a600dc0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0x7f323a600e00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6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x7f323a600e40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x7f323a600e80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x7f323a600ec0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x7f323a600f00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x7f323a600f40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x7f323a600f80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x7f323a600fc0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971cm" svg:height="9cm" xlink:href=".." xlink:type="simple" chart:class="chart:line" chart:style-name="ch1">
        <chart:legend chart:legend-position="end" svg:x="34.383cm" svg:y="2.458cm" style:legend-expansion="high" chart:style-name="ch2"/>
        <chart:plot-area chart:style-name="ch3" table:cell-range-address="combined_1.A1:combined_1.A65 combined_1.G1:combined_1.G65 combined_1.M1:combined_1.M65 combined_1.S1:combined_1.S65 combined_1.Y1:combined_1.Y65 combined_1.AE1:combined_1.AE65 combined_1.AK1:combined_1.AK65 combined_1.AQ1:combined_1.AQ65 combined_1.AW1:combined_1.AW65" chart:data-source-has-labels="both" svg:x="0.793cm" svg:y="-0.052cm" svg:width="33.072cm" svg:height="8.637cm">
          <chartooo:coordinate-region svg:x="2.713cm" svg:y="0.147cm" svg:width="31.152cm" svg:height="6.13cm"/>
          <chart:axis chart:dimension="x" chart:name="primary-x" chart:style-name="ch4" chartooo:axis-type="auto">
            <chartooo:date-scale/>
            <chart:categories table:cell-range-address="combined_1.A2:combined_1.A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bined_1.G2:combined_1.G65" chart:label-cell-address="combined_1.G1:combined_1.G1" chart:class="chart:line">
            <chart:data-point chart:repeated="64"/>
          </chart:series>
          <chart:series chart:style-name="ch8" chart:values-cell-range-address="combined_1.M2:combined_1.M65" chart:label-cell-address="combined_1.M1:combined_1.M1" chart:class="chart:line">
            <chart:data-point chart:repeated="64"/>
          </chart:series>
          <chart:series chart:style-name="ch9" chart:values-cell-range-address="combined_1.S2:combined_1.S65" chart:label-cell-address="combined_1.S1:combined_1.S1" chart:class="chart:line">
            <chart:data-point chart:repeated="64"/>
          </chart:series>
          <chart:series chart:style-name="ch10" chart:values-cell-range-address="combined_1.Y2:combined_1.Y65" chart:label-cell-address="combined_1.Y1:combined_1.Y1" chart:class="chart:line">
            <chart:data-point chart:repeated="64"/>
          </chart:series>
          <chart:series chart:style-name="ch11" chart:values-cell-range-address="combined_1.AE2:combined_1.AE65" chart:label-cell-address="combined_1.AE1:combined_1.AE1" chart:class="chart:line">
            <chart:data-point chart:repeated="64"/>
          </chart:series>
          <chart:series chart:style-name="ch12" chart:values-cell-range-address="combined_1.AK2:combined_1.AK65" chart:label-cell-address="combined_1.AK1:combined_1.AK1" chart:class="chart:line">
            <chart:data-point chart:repeated="64"/>
          </chart:series>
          <chart:series chart:style-name="ch13" chart:values-cell-range-address="combined_1.AQ2:combined_1.AQ65" chart:label-cell-address="combined_1.AQ1:combined_1.AQ1" chart:class="chart:line">
            <chart:data-point chart:repeated="64"/>
          </chart:series>
          <chart:series chart:style-name="ch14" chart:values-cell-range-address="combined_1.AW2:combined_1.AW65" chart:label-cell-address="combined_1.AW1:combined_1.AW1" chart:class="chart:line">
            <chart:data-point chart:repeated="6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med0</text:p>
                <draw:g>
                  <svg:desc>combined_1.G1:combined_1.G1</svg:desc>
                </draw:g>
              </table:table-cell>
              <table:table-cell office:value-type="string">
                <text:p> mmed1</text:p>
                <draw:g>
                  <svg:desc>combined_1.M1:combined_1.M1</svg:desc>
                </draw:g>
              </table:table-cell>
              <table:table-cell office:value-type="string">
                <text:p> mmed2</text:p>
                <draw:g>
                  <svg:desc>combined_1.S1:combined_1.S1</svg:desc>
                </draw:g>
              </table:table-cell>
              <table:table-cell office:value-type="string">
                <text:p> mmed3</text:p>
                <draw:g>
                  <svg:desc>combined_1.Y1:combined_1.Y1</svg:desc>
                </draw:g>
              </table:table-cell>
              <table:table-cell office:value-type="string">
                <text:p> mmed4</text:p>
                <draw:g>
                  <svg:desc>combined_1.AE1:combined_1.AE1</svg:desc>
                </draw:g>
              </table:table-cell>
              <table:table-cell office:value-type="string">
                <text:p> mmed5</text:p>
                <draw:g>
                  <svg:desc>combined_1.AK1:combined_1.AK1</svg:desc>
                </draw:g>
              </table:table-cell>
              <table:table-cell office:value-type="string">
                <text:p> mmed6</text:p>
                <draw:g>
                  <svg:desc>combined_1.AQ1:combined_1.AQ1</svg:desc>
                </draw:g>
              </table:table-cell>
              <table:table-cell office:value-type="string">
                <text:p> mmed7</text:p>
                <draw:g>
                  <svg:desc>combined_1.AW1:combined_1.A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x7f323a600000</text:p>
                <draw:g>
                  <svg:desc>combined_1.A2:combined_1.A65</svg:desc>
                </draw:g>
              </table:table-cell>
              <table:table-cell office:value-type="float" office:value="83">
                <text:p>83</text:p>
                <draw:g>
                  <svg:desc>combined_1.G2:combined_1.G65</svg:desc>
                </draw:g>
              </table:table-cell>
              <table:table-cell office:value-type="float" office:value="81">
                <text:p>81</text:p>
                <draw:g>
                  <svg:desc>combined_1.M2:combined_1.M65</svg:desc>
                </draw:g>
              </table:table-cell>
              <table:table-cell office:value-type="float" office:value="89">
                <text:p>89</text:p>
                <draw:g>
                  <svg:desc>combined_1.S2:combined_1.S65</svg:desc>
                </draw:g>
              </table:table-cell>
              <table:table-cell office:value-type="float" office:value="91">
                <text:p>91</text:p>
                <draw:g>
                  <svg:desc>combined_1.Y2:combined_1.Y65</svg:desc>
                </draw:g>
              </table:table-cell>
              <table:table-cell office:value-type="float" office:value="83">
                <text:p>83</text:p>
                <draw:g>
                  <svg:desc>combined_1.AE2:combined_1.AE65</svg:desc>
                </draw:g>
              </table:table-cell>
              <table:table-cell office:value-type="float" office:value="89">
                <text:p>89</text:p>
                <draw:g>
                  <svg:desc>combined_1.AK2:combined_1.AK65</svg:desc>
                </draw:g>
              </table:table-cell>
              <table:table-cell office:value-type="float" office:value="90">
                <text:p>90</text:p>
                <draw:g>
                  <svg:desc>combined_1.AQ2:combined_1.AQ65</svg:desc>
                </draw:g>
              </table:table-cell>
              <table:table-cell office:value-type="float" office:value="85">
                <text:p>85</text:p>
                <draw:g>
                  <svg:desc>combined_1.AW2:combined_1.AW65</svg:desc>
                </draw:g>
              </table:table-cell>
            </table:table-row>
            <table:table-row>
              <table:table-cell office:value-type="string">
                <text:p>0x7f323a60004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0">
                <text:p>90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080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93">
                <text:p>93</text:p>
              </table:table-cell>
              <table:table-cell office:value-type="float" office:value="85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0c0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100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91">
                <text:p>91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14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x7f323a600180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1c0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x7f323a600200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24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280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x7f323a6002c0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94">
                <text:p>94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300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34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91">
                <text:p>91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x7f323a60038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3c0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40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440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480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4c0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x7f323a60050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x7f323a600540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580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x7f323a6005c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60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640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x7f323a600680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6c0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70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x7f323a600740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780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7c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x7f323a600800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x7f323a600840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880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x7f323a6008c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90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940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980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9c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x7f323a600a00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a40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a80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ac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b0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b40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b80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bc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x7f323a600c00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c40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x7f323a600c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cc0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d00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d4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d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x7f323a600dc0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x7f323a600e00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93">
                <text:p>93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x7f323a600e40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e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ec0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f00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x7f323a600f4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x7f323a600f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x7f323a600fc0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